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626in"/>
    </style:style>
    <style:style style:name="co2" style:family="table-column">
      <style:table-column-properties fo:break-before="auto" style:column-width="2.06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2.1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46" table:default-cell-style-name="Default"/>
        <table:table-row table:style-name="ro1" table:number-rows-repeated="2">
          <table:table-cell table:number-columns-repeated="56"/>
        </table:table-row>
        <table:table-row table:style-name="ro1">
          <table:table-cell/>
          <table:table-cell table:style-name="ce1" table:number-columns-repeated="6"/>
          <table:table-cell table:number-columns-repeated="19"/>
          <table:table-cell table:style-name="ce1" table:number-columns-repeated="2"/>
          <table:table-cell table:number-columns-repeated="23"/>
          <table:table-cell table:style-name="ce1" table:number-columns-repeated="5"/>
        </table:table-row>
        <table:table-row table:style-name="ro1">
          <table:table-cell/>
          <table:table-cell table:style-name="ce1" table:number-columns-repeated="6"/>
          <table:table-cell table:number-columns-repeated="44"/>
          <table:table-cell table:style-name="ce1" table:number-columns-repeated="5"/>
        </table:table-row>
        <table:table-row table:style-name="ro1" table:number-rows-repeated="2">
          <table:table-cell table:number-columns-repeated="51"/>
          <table:table-cell table:style-name="ce1" table:number-columns-repeated="5"/>
        </table:table-row>
        <table:table-row table:style-name="ro1">
          <table:table-cell table:number-columns-repeated="51"/>
          <table:table-cell table:style-name="ce1" table:number-columns-repeated="2"/>
          <table:table-cell table:number-columns-repeated="2"/>
          <table:table-cell table:style-name="ce1"/>
        </table:table-row>
        <table:table-row table:style-name="ro1" table:number-rows-repeated="16">
          <table:table-cell table:number-columns-repeated="56"/>
        </table:table-row>
        <table:table-row table:style-name="ro1">
          <table:table-cell/>
          <table:table-cell office:value-type="string" calcext:value-type="string">
            <text:p>5Repes</text:p>
          </table:table-cell>
          <table:table-cell office:value-type="string" calcext:value-type="string">
            <text:p>45Ejes</text:p>
          </table:table-cell>
          <table:table-cell office:value-type="string" calcext:value-type="string">
            <text:p>90Ejes</text:p>
          </table:table-cell>
          <table:table-cell office:value-type="string" calcext:value-type="string">
            <text:p>10Nodos</text:p>
          </table:table-cell>
          <table:table-cell office:value-type="string" calcext:value-type="string">
            <text:p>20Nodos</text:p>
          </table:table-cell>
          <table:table-cell office:value-type="string" calcext:value-type="string">
            <text:p>30Nodos</text:p>
          </table:table-cell>
          <table:table-cell office:value-type="string" calcext:value-type="string">
            <text:p>4x4</text:p>
          </table:table-cell>
          <table:table-cell office:value-type="string" calcext:value-type="string">
            <text:p>5x5</text:p>
          </table:table-cell>
          <table:table-cell office:value-type="string" calcext:value-type="string">
            <text:p>6x6</text:p>
          </table:table-cell>
          <table:table-cell office:value-type="string" calcext:value-type="string">
            <text:p>10Repes</text:p>
          </table:table-cell>
          <table:table-cell office:value-type="string" calcext:value-type="string">
            <text:p>45Ejes</text:p>
          </table:table-cell>
          <table:table-cell office:value-type="string" calcext:value-type="string">
            <text:p>90Ejes</text:p>
          </table:table-cell>
          <table:table-cell office:value-type="string" calcext:value-type="string">
            <text:p>10Nodos</text:p>
          </table:table-cell>
          <table:table-cell office:value-type="string" calcext:value-type="string">
            <text:p>20Nodos</text:p>
          </table:table-cell>
          <table:table-cell office:value-type="string" calcext:value-type="string">
            <text:p>30Nodos</text:p>
          </table:table-cell>
          <table:table-cell office:value-type="string" calcext:value-type="string">
            <text:p>4x4</text:p>
          </table:table-cell>
          <table:table-cell office:value-type="string" calcext:value-type="string">
            <text:p>5x5</text:p>
          </table:table-cell>
          <table:table-cell office:value-type="string" calcext:value-type="string">
            <text:p>6x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cantidad_v1_10</text:p>
          </table:table-cell>
          <table:table-cell/>
          <table:table-cell office:value-type="float" office:value="0.0645021645022" calcext:value-type="float">
            <text:p>0.0645021645</text:p>
          </table:table-cell>
          <table:table-cell office:value-type="float" office:value="0.130952380952" calcext:value-type="float">
            <text:p>0.130952381</text:p>
          </table:table-cell>
          <table:table-cell office:value-type="float" office:value="0" calcext:value-type="float">
            <text:p>0</text:p>
          </table:table-cell>
          <table:table-cell office:value-type="float" office:value="0.166666666667" calcext:value-type="float">
            <text:p>0.1666666667</text:p>
          </table:table-cell>
          <table:table-cell office:value-type="float" office:value="0.190521443426" calcext:value-type="float">
            <text:p>0.19052144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170923520924" calcext:value-type="float">
            <text:p>0.1709235209</text:p>
          </table:table-cell>
          <table:table-cell office:value-type="float" office:value="0.0666666666667" calcext:value-type="float">
            <text:p>0.0666666667</text:p>
          </table:table-cell>
          <table:table-cell office:value-type="float" office:value="0" calcext:value-type="float">
            <text:p>0</text:p>
          </table:table-cell>
          <table:table-cell office:value-type="float" office:value="0.145175438596" calcext:value-type="float">
            <text:p>0.1451754386</text:p>
          </table:table-cell>
          <table:table-cell office:value-type="float" office:value="0.227086767399" calcext:value-type="float">
            <text:p>0.227086767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antidad_v1_12</text:p>
          </table:table-cell>
          <table:table-cell/>
          <table:table-cell office:value-type="float" office:value="0.156277056277" calcext:value-type="float">
            <text:p>0.1562770563</text:p>
          </table:table-cell>
          <table:table-cell office:value-type="float" office:value="0.0809523809524" calcext:value-type="float">
            <text:p>0.080952381</text:p>
          </table:table-cell>
          <table:table-cell office:value-type="float" office:value="0" calcext:value-type="float">
            <text:p>0</text:p>
          </table:table-cell>
          <table:table-cell office:value-type="float" office:value="0.111842105263" calcext:value-type="float">
            <text:p>0.1118421053</text:p>
          </table:table-cell>
          <table:table-cell office:value-type="float" office:value="0.200625610093" calcext:value-type="float">
            <text:p>0.2006256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115728715729" calcext:value-type="float">
            <text:p>0.1157287157</text:p>
          </table:table-cell>
          <table:table-cell office:value-type="float" office:value="0.0666666666667" calcext:value-type="float">
            <text:p>0.0666666667</text:p>
          </table:table-cell>
          <table:table-cell office:value-type="float" office:value="0" calcext:value-type="float">
            <text:p>0</text:p>
          </table:table-cell>
          <table:table-cell office:value-type="float" office:value="0.107456140351" calcext:value-type="float">
            <text:p>0.1074561404</text:p>
          </table:table-cell>
          <table:table-cell office:value-type="float" office:value="0.226653693529" calcext:value-type="float">
            <text:p>0.226653693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antidad_v1_3</text:p>
          </table:table-cell>
          <table:table-cell/>
          <table:table-cell office:value-type="float" office:value="0.157936507937" calcext:value-type="float">
            <text:p>0.1579365079</text:p>
          </table:table-cell>
          <table:table-cell office:value-type="float" office:value="0.130952380952" calcext:value-type="float">
            <text:p>0.130952381</text:p>
          </table:table-cell>
          <table:table-cell office:value-type="float" office:value="0" calcext:value-type="float">
            <text:p>0</text:p>
          </table:table-cell>
          <table:table-cell office:value-type="float" office:value="0.0201754385965" calcext:value-type="float">
            <text:p>0.0201754386</text:p>
          </table:table-cell>
          <table:table-cell office:value-type="float" office:value="0.112933455433" calcext:value-type="float">
            <text:p>0.112933455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233694083694" calcext:value-type="float">
            <text:p>0.2336940837</text:p>
          </table:table-cell>
          <table:table-cell office:value-type="float" office:value="0.130952380952" calcext:value-type="float">
            <text:p>0.130952381</text:p>
          </table:table-cell>
          <table:table-cell office:value-type="float" office:value="0" calcext:value-type="float">
            <text:p>0</text:p>
          </table:table-cell>
          <table:table-cell office:value-type="float" office:value="0.0464912280702" calcext:value-type="float">
            <text:p>0.0464912281</text:p>
          </table:table-cell>
          <table:table-cell office:value-type="float" office:value="0.168336767399" calcext:value-type="float">
            <text:p>0.16833676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antidad_v1_5</text:p>
          </table:table-cell>
          <table:table-cell/>
          <table:table-cell office:value-type="float" office:value="0.0746031746032" calcext:value-type="float">
            <text:p>0.074603174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35526315789" calcext:value-type="float">
            <text:p>0.1355263158</text:p>
          </table:table-cell>
          <table:table-cell office:value-type="float" office:value="0.127933455433" calcext:value-type="float">
            <text:p>0.12793345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153607503608" calcext:value-type="float">
            <text:p>0.1536075036</text:p>
          </table:table-cell>
          <table:table-cell office:value-type="float" office:value="0.0866666666667" calcext:value-type="float">
            <text:p>0.0866666667</text:p>
          </table:table-cell>
          <table:table-cell office:value-type="float" office:value="0" calcext:value-type="float">
            <text:p>0</text:p>
          </table:table-cell>
          <table:table-cell office:value-type="float" office:value="0.0982456140351" calcext:value-type="float">
            <text:p>0.098245614</text:p>
          </table:table-cell>
          <table:table-cell office:value-type="float" office:value="0.182847832315" calcext:value-type="float">
            <text:p>0.18284783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antidad_v1_7</text:p>
          </table:table-cell>
          <table:table-cell/>
          <table:table-cell office:value-type="float" office:value="0.0645021645022" calcext:value-type="float">
            <text:p>0.0645021645</text:p>
          </table:table-cell>
          <table:table-cell office:value-type="float" office:value="0.19" calcext:value-type="float">
            <text:p>0.19</text:p>
          </table:table-cell>
          <table:table-cell office:value-type="float" office:value="0.0333333333333" calcext:value-type="float">
            <text:p>0.0333333333</text:p>
          </table:table-cell>
          <table:table-cell office:value-type="float" office:value="0.11600877193" calcext:value-type="float">
            <text:p>0.1160087719</text:p>
          </table:table-cell>
          <table:table-cell office:value-type="float" office:value="0.119977106227" calcext:value-type="float">
            <text:p>0.119977106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0.199062049062" calcext:value-type="float">
            <text:p>0.1990620491</text:p>
          </table:table-cell>
          <table:table-cell office:value-type="float" office:value="0.114285714286" calcext:value-type="float">
            <text:p>0.1142857143</text:p>
          </table:table-cell>
          <table:table-cell office:value-type="float" office:value="0" calcext:value-type="float">
            <text:p>0</text:p>
          </table:table-cell>
          <table:table-cell office:value-type="float" office:value="0.0956140350877" calcext:value-type="float">
            <text:p>0.0956140351</text:p>
          </table:table-cell>
          <table:table-cell office:value-type="float" office:value="0.175316544158" calcext:value-type="float">
            <text:p>0.17531654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antidad_v2_10</text:p>
          </table:table-cell>
          <table:table-cell/>
          <table:table-cell office:value-type="float" office:value="0.305988455988" calcext:value-type="float">
            <text:p>0.305988456</text:p>
          </table:table-cell>
          <table:table-cell office:value-type="float" office:value="0.246904761905" calcext:value-type="float">
            <text:p>0.2469047619</text:p>
          </table:table-cell>
          <table:table-cell office:value-type="float" office:value="0.191666666667" calcext:value-type="float">
            <text:p>0.1916666667</text:p>
          </table:table-cell>
          <table:table-cell office:value-type="float" office:value="0.169696969697" calcext:value-type="float">
            <text:p>0.1696969697</text:p>
          </table:table-cell>
          <table:table-cell office:value-type="float" office:value="0.336490963285" calcext:value-type="float">
            <text:p>0.3364909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59523809524" calcext:value-type="float">
            <text:p>0.2595238095</text:p>
          </table:table-cell>
          <table:table-cell office:value-type="float" office:value="0.309285714286" calcext:value-type="float">
            <text:p>0.309285714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19916267943" calcext:value-type="float">
            <text:p>0.2199162679</text:p>
          </table:table-cell>
          <table:table-cell office:value-type="float" office:value="0.375877608095" calcext:value-type="float">
            <text:p>0.375877608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antidad_v2_12</text:p>
          </table:table-cell>
          <table:table-cell/>
          <table:table-cell office:value-type="float" office:value="0.296031746032" calcext:value-type="float">
            <text:p>0.296031746</text:p>
          </table:table-cell>
          <table:table-cell office:value-type="float" office:value="0.221904761905" calcext:value-type="float">
            <text:p>0.2219047619</text:p>
          </table:table-cell>
          <table:table-cell office:value-type="float" office:value="0.191666666667" calcext:value-type="float">
            <text:p>0.1916666667</text:p>
          </table:table-cell>
          <table:table-cell office:value-type="float" office:value="0.241407496013" calcext:value-type="float">
            <text:p>0.241407496</text:p>
          </table:table-cell>
          <table:table-cell office:value-type="float" office:value="0.323393650875" calcext:value-type="float">
            <text:p>0.3233936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115873015873" calcext:value-type="float">
            <text:p>0.1158730159</text:p>
          </table:table-cell>
          <table:table-cell office:value-type="float" office:value="0.332619047619" calcext:value-type="float">
            <text:p>0.3326190476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2372408293" calcext:value-type="float">
            <text:p>0.2523724083</text:p>
          </table:table-cell>
          <table:table-cell office:value-type="float" office:value="0.330586475616" calcext:value-type="float">
            <text:p>0.330586475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antidad_v2_3</text:p>
          </table:table-cell>
          <table:table-cell/>
          <table:table-cell office:value-type="float" office:value="0.310028860029" calcext:value-type="float">
            <text:p>0.31002886</text:p>
          </table:table-cell>
          <table:table-cell office:value-type="float" office:value="0.246904761905" calcext:value-type="float">
            <text:p>0.2469047619</text:p>
          </table:table-cell>
          <table:table-cell office:value-type="float" office:value="0.0833333333333" calcext:value-type="float">
            <text:p>0.0833333333</text:p>
          </table:table-cell>
          <table:table-cell office:value-type="float" office:value="0.186383572568" calcext:value-type="float">
            <text:p>0.1863835726</text:p>
          </table:table-cell>
          <table:table-cell office:value-type="float" office:value="0.183391132968" calcext:value-type="float">
            <text:p>0.183391133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10028860029" calcext:value-type="float">
            <text:p>0.31002886</text:p>
          </table:table-cell>
          <table:table-cell office:value-type="float" office:value="0.209285714286" calcext:value-type="float">
            <text:p>0.2092857143</text:p>
          </table:table-cell>
          <table:table-cell office:value-type="float" office:value="0.158333333333" calcext:value-type="float">
            <text:p>0.1583333333</text:p>
          </table:table-cell>
          <table:table-cell office:value-type="float" office:value="0.100438596491" calcext:value-type="float">
            <text:p>0.1004385965</text:p>
          </table:table-cell>
          <table:table-cell office:value-type="float" office:value="0.274907095764" calcext:value-type="float">
            <text:p>0.2749070958</text:p>
          </table:table-cell>
          <table:table-cell office:value-type="float" office:value="0.25" calcext:value-type="float">
            <text:p>0.25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antidad_v2_5</text:p>
          </table:table-cell>
          <table:table-cell/>
          <table:table-cell office:value-type="float" office:value="0.115873015873" calcext:value-type="float">
            <text:p>0.1158730159</text:p>
          </table:table-cell>
          <table:table-cell office:value-type="float" office:value="0.246904761905" calcext:value-type="float">
            <text:p>0.2469047619</text:p>
          </table:table-cell>
          <table:table-cell office:value-type="float" office:value="0.191666666667" calcext:value-type="float">
            <text:p>0.1916666667</text:p>
          </table:table-cell>
          <table:table-cell office:value-type="float" office:value="0.233951355662" calcext:value-type="float">
            <text:p>0.2339513557</text:p>
          </table:table-cell>
          <table:table-cell office:value-type="float" office:value="0.306365429097" calcext:value-type="float">
            <text:p>0.3063654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0.268253968254" calcext:value-type="float">
            <text:p>0.2682539683</text:p>
          </table:table-cell>
          <table:table-cell office:value-type="float" office:value="0.259285714286" calcext:value-type="float">
            <text:p>0.259285714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129585327" calcext:value-type="float">
            <text:p>0.2512958533</text:p>
          </table:table-cell>
          <table:table-cell office:value-type="float" office:value="0.333174235079" calcext:value-type="float">
            <text:p>0.3331742351</text:p>
          </table:table-cell>
          <table:table-cell office:value-type="float" office:value="0.25" calcext:value-type="float">
            <text:p>0.25</text:p>
          </table:table-cell>
          <table:table-cell office:value-type="float" office:value="1.4" calcext:value-type="float">
            <text:p>1.4</text:p>
          </table:table-cell>
          <table:table-cell office:value-type="float" office:value="0.25" calcext:value-type="float">
            <text:p>0.25</text:p>
          </table:table-cell>
          <table:table-cell office:value-type="float" office:value="9" calcext:value-type="float">
            <text:p>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antidad_v2_7</text:p>
          </table:table-cell>
          <table:table-cell/>
          <table:table-cell office:value-type="float" office:value="0.167821067821" calcext:value-type="float">
            <text:p>0.1678210678</text:p>
          </table:table-cell>
          <table:table-cell office:value-type="float" office:value="0.245952380952" calcext:value-type="float">
            <text:p>0.245952381</text:p>
          </table:table-cell>
          <table:table-cell office:value-type="float" office:value="0.108333333333" calcext:value-type="float">
            <text:p>0.1083333333</text:p>
          </table:table-cell>
          <table:table-cell office:value-type="float" office:value="0.297328548644" calcext:value-type="float">
            <text:p>0.2973285486</text:p>
          </table:table-cell>
          <table:table-cell office:value-type="float" office:value="0.300127073906" calcext:value-type="float">
            <text:p>0.300127073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0.310028860029" calcext:value-type="float">
            <text:p>0.31002886</text:p>
          </table:table-cell>
          <table:table-cell office:value-type="float" office:value="0.332619047619" calcext:value-type="float">
            <text:p>0.3326190476</text:p>
          </table:table-cell>
          <table:table-cell office:value-type="float" office:value="0.141666666667" calcext:value-type="float">
            <text:p>0.1416666667</text:p>
          </table:table-cell>
          <table:table-cell office:value-type="float" office:value="0.270574162679" calcext:value-type="float">
            <text:p>0.2705741627</text:p>
          </table:table-cell>
          <table:table-cell office:value-type="float" office:value="0.27379850664" calcext:value-type="float">
            <text:p>0.2737985066</text:p>
          </table:table-cell>
          <table:table-cell office:value-type="float" office:value="0.25" calcext:value-type="float">
            <text:p>0.25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orcentaje_v1_100</text:p>
          </table:table-cell>
          <table:table-cell/>
          <table:table-cell office:value-type="float" office:value="0.0311688311688" calcext:value-type="float">
            <text:p>0.0311688312</text:p>
          </table:table-cell>
          <table:table-cell office:value-type="float" office:value="0.139285714286" calcext:value-type="float">
            <text:p>0.1392857143</text:p>
          </table:table-cell>
          <table:table-cell office:value-type="float" office:value="0" calcext:value-type="float">
            <text:p>0</text:p>
          </table:table-cell>
          <table:table-cell office:value-type="float" office:value="0.129166666667" calcext:value-type="float">
            <text:p>0.1291666667</text:p>
          </table:table-cell>
          <table:table-cell office:value-type="float" office:value="0.167963217338" calcext:value-type="float">
            <text:p>0.1679632173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170562770563" calcext:value-type="float">
            <text:p>0.1705627706</text:p>
          </table:table-cell>
          <table:table-cell office:value-type="float" office:value="0.234285714286" calcext:value-type="float">
            <text:p>0.2342857143</text:p>
          </table:table-cell>
          <table:table-cell office:value-type="float" office:value="0.025" calcext:value-type="float">
            <text:p>0.025</text:p>
          </table:table-cell>
          <table:table-cell office:value-type="float" office:value="0.167763157895" calcext:value-type="float">
            <text:p>0.1677631579</text:p>
          </table:table-cell>
          <table:table-cell office:value-type="float" office:value="0.206058455433" calcext:value-type="float">
            <text:p>0.20605845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orcentaje_v1_10</text:p>
          </table:table-cell>
          <table:table-cell/>
          <table:table-cell office:value-type="float" office:value="0.0746031746032" calcext:value-type="float">
            <text:p>0.0746031746</text:p>
          </table:table-cell>
          <table:table-cell office:value-type="float" office:value="0.0983333333333" calcext:value-type="float">
            <text:p>0.0983333333</text:p>
          </table:table-cell>
          <table:table-cell office:value-type="float" office:value="0" calcext:value-type="float">
            <text:p>0</text:p>
          </table:table-cell>
          <table:table-cell office:value-type="float" office:value="0.0868421052632" calcext:value-type="float">
            <text:p>0.0868421053</text:p>
          </table:table-cell>
          <table:table-cell office:value-type="float" office:value="0.159621489621" calcext:value-type="float">
            <text:p>0.159621489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852092352092" calcext:value-type="float">
            <text:p>0.0852092352</text:p>
          </table:table-cell>
          <table:table-cell office:value-type="float" office:value="0.0809523809524" calcext:value-type="float">
            <text:p>0.080952381</text:p>
          </table:table-cell>
          <table:table-cell office:value-type="float" office:value="0" calcext:value-type="float">
            <text:p>0</text:p>
          </table:table-cell>
          <table:table-cell office:value-type="float" office:value="0.0320175438596" calcext:value-type="float">
            <text:p>0.0320175439</text:p>
          </table:table-cell>
          <table:table-cell office:value-type="float" office:value="0.129404761905" calcext:value-type="float">
            <text:p>0.12940476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orcentaje_v1_25</text:p>
          </table:table-cell>
          <table:table-cell/>
          <table:table-cell office:value-type="float" office:value="0.101875901876" calcext:value-type="float">
            <text:p>0.1018759019</text:p>
          </table:table-cell>
          <table:table-cell office:value-type="float" office:value="0.162619047619" calcext:value-type="float">
            <text:p>0.1626190476</text:p>
          </table:table-cell>
          <table:table-cell office:value-type="float" office:value="0" calcext:value-type="float">
            <text:p>0</text:p>
          </table:table-cell>
          <table:table-cell office:value-type="float" office:value="0.081798245614" calcext:value-type="float">
            <text:p>0.0817982456</text:p>
          </table:table-cell>
          <table:table-cell office:value-type="float" office:value="0.186739545177" calcext:value-type="float">
            <text:p>0.18673954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118037518038" calcext:value-type="float">
            <text:p>0.118037518</text:p>
          </table:table-cell>
          <table:table-cell office:value-type="float" office:value="0.114285714286" calcext:value-type="float">
            <text:p>0.1142857143</text:p>
          </table:table-cell>
          <table:table-cell office:value-type="float" office:value="0" calcext:value-type="float">
            <text:p>0</text:p>
          </table:table-cell>
          <table:table-cell office:value-type="float" office:value="0.109649122807" calcext:value-type="float">
            <text:p>0.1096491228</text:p>
          </table:table-cell>
          <table:table-cell office:value-type="float" office:value="0.142791742571" calcext:value-type="float">
            <text:p>0.1427917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orcentaje_v1_50</text:p>
          </table:table-cell>
          <table:table-cell/>
          <table:table-cell office:value-type="float" office:value="0.135353535354" calcext:value-type="float">
            <text:p>0.1353535354</text:p>
          </table:table-cell>
          <table:table-cell office:value-type="float" office:value="0.097619047619" calcext:value-type="float">
            <text:p>0.0976190476</text:p>
          </table:table-cell>
          <table:table-cell office:value-type="float" office:value="0" calcext:value-type="float">
            <text:p>0</text:p>
          </table:table-cell>
          <table:table-cell office:value-type="float" office:value="0.0695175438596" calcext:value-type="float">
            <text:p>0.0695175439</text:p>
          </table:table-cell>
          <table:table-cell office:value-type="float" office:value="0.229525425555" calcext:value-type="float">
            <text:p>0.2295254256</text:p>
          </table:table-cell>
          <table:table-cell office:value-type="float" office:value="0.25" calcext:value-type="float">
            <text:p>0.25</text:p>
          </table:table-cell>
          <table:table-cell office:value-type="float" office:value="1.6" calcext:value-type="float">
            <text:p>1.6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0.219408369408" calcext:value-type="float">
            <text:p>0.2194083694</text:p>
          </table:table-cell>
          <table:table-cell office:value-type="float" office:value="0.218571428571" calcext:value-type="float">
            <text:p>0.2185714286</text:p>
          </table:table-cell>
          <table:table-cell office:value-type="float" office:value="0" calcext:value-type="float">
            <text:p>0</text:p>
          </table:table-cell>
          <table:table-cell office:value-type="float" office:value="0.150219298246" calcext:value-type="float">
            <text:p>0.1502192982</text:p>
          </table:table-cell>
          <table:table-cell office:value-type="float" office:value="0.230334859177" calcext:value-type="float">
            <text:p>0.230334859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office:value-type="float" office:value="14" calcext:value-type="float">
            <text:p>1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orcentaje_v1_75</text:p>
          </table:table-cell>
          <table:table-cell/>
          <table:table-cell office:value-type="float" office:value="0.171572871573" calcext:value-type="float">
            <text:p>0.1715728716</text:p>
          </table:table-cell>
          <table:table-cell office:value-type="float" office:value="0.12619047619" calcext:value-type="float">
            <text:p>0.1261904762</text:p>
          </table:table-cell>
          <table:table-cell office:value-type="float" office:value="0.0333333333333" calcext:value-type="float">
            <text:p>0.0333333333</text:p>
          </table:table-cell>
          <table:table-cell office:value-type="float" office:value="0.0782894736842" calcext:value-type="float">
            <text:p>0.0782894737</text:p>
          </table:table-cell>
          <table:table-cell office:value-type="float" office:value="0.252164314444" calcext:value-type="float">
            <text:p>0.2521643144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0.23152958153" calcext:value-type="float">
            <text:p>0.2315295815</text:p>
          </table:table-cell>
          <table:table-cell office:value-type="float" office:value="0.259285714286" calcext:value-type="float">
            <text:p>0.2592857143</text:p>
          </table:table-cell>
          <table:table-cell office:value-type="float" office:value="0.0583333333333" calcext:value-type="float">
            <text:p>0.0583333333</text:p>
          </table:table-cell>
          <table:table-cell office:value-type="float" office:value="0.0975877192982" calcext:value-type="float">
            <text:p>0.0975877193</text:p>
          </table:table-cell>
          <table:table-cell office:value-type="float" office:value="0.223008470288" calcext:value-type="float">
            <text:p>0.2230084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orcentaje_v2_100</text:p>
          </table:table-cell>
          <table:table-cell/>
          <table:table-cell office:value-type="float" office:value="0.210317460317" calcext:value-type="float">
            <text:p>0.2103174603</text:p>
          </table:table-cell>
          <table:table-cell office:value-type="float" office:value="0.359523809524" calcext:value-type="float">
            <text:p>0.3595238095</text:p>
          </table:table-cell>
          <table:table-cell office:value-type="float" office:value="0.191666666667" calcext:value-type="float">
            <text:p>0.1916666667</text:p>
          </table:table-cell>
          <table:table-cell office:value-type="float" office:value="0.305921052632" calcext:value-type="float">
            <text:p>0.3059210526</text:p>
          </table:table-cell>
          <table:table-cell office:value-type="float" office:value="0.386130386362" calcext:value-type="float">
            <text:p>0.386130386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221789321789" calcext:value-type="float">
            <text:p>0.2217893218</text:p>
          </table:table-cell>
          <table:table-cell office:value-type="float" office:value="0.393571428571" calcext:value-type="float">
            <text:p>0.3935714286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6255980861" calcext:value-type="float">
            <text:p>0.2262559809</text:p>
          </table:table-cell>
          <table:table-cell office:value-type="float" office:value="0.359686601389" calcext:value-type="float">
            <text:p>0.359686601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orcentaje_v2_10</text:p>
          </table:table-cell>
          <table:table-cell/>
          <table:table-cell office:value-type="float" office:value="0.103463203463" calcext:value-type="float">
            <text:p>0.1034632035</text:p>
          </table:table-cell>
          <table:table-cell office:value-type="float" office:value="0.296904761905" calcext:value-type="float">
            <text:p>0.2969047619</text:p>
          </table:table-cell>
          <table:table-cell office:value-type="float" office:value="0.158333333333" calcext:value-type="float">
            <text:p>0.1583333333</text:p>
          </table:table-cell>
          <table:table-cell office:value-type="float" office:value="0.100438596491" calcext:value-type="float">
            <text:p>0.1004385965</text:p>
          </table:table-cell>
          <table:table-cell office:value-type="float" office:value="0.292377244079" calcext:value-type="float">
            <text:p>0.29237724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141341991342" calcext:value-type="float">
            <text:p>0.1413419913</text:p>
          </table:table-cell>
          <table:table-cell office:value-type="float" office:value="0.229285714286" calcext:value-type="float">
            <text:p>0.2292857143</text:p>
          </table:table-cell>
          <table:table-cell office:value-type="float" office:value="0.0916666666667" calcext:value-type="float">
            <text:p>0.0916666667</text:p>
          </table:table-cell>
          <table:table-cell office:value-type="float" office:value="0.159210526316" calcext:value-type="float">
            <text:p>0.1592105263</text:p>
          </table:table-cell>
          <table:table-cell office:value-type="float" office:value="0.238253343878" calcext:value-type="float">
            <text:p>0.23825334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orcentaje_v2_25</text:p>
          </table:table-cell>
          <table:table-cell/>
          <table:table-cell office:value-type="float" office:value="0.153607503608" calcext:value-type="float">
            <text:p>0.1536075036</text:p>
          </table:table-cell>
          <table:table-cell office:value-type="float" office:value="0.187619047619" calcext:value-type="float">
            <text:p>0.1876190476</text:p>
          </table:table-cell>
          <table:table-cell office:value-type="float" office:value="0.0916666666667" calcext:value-type="float">
            <text:p>0.0916666667</text:p>
          </table:table-cell>
          <table:table-cell office:value-type="float" office:value="0.110087719298" calcext:value-type="float">
            <text:p>0.1100877193</text:p>
          </table:table-cell>
          <table:table-cell office:value-type="float" office:value="0.236320054537" calcext:value-type="float">
            <text:p>0.2363200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71645021645" calcext:value-type="float">
            <text:p>0.2716450216</text:p>
          </table:table-cell>
          <table:table-cell office:value-type="float" office:value="0.29619047619" calcext:value-type="float">
            <text:p>0.2961904762</text:p>
          </table:table-cell>
          <table:table-cell office:value-type="float" office:value="0.158333333333" calcext:value-type="float">
            <text:p>0.1583333333</text:p>
          </table:table-cell>
          <table:table-cell office:value-type="float" office:value="0.197587719298" calcext:value-type="float">
            <text:p>0.1975877193</text:p>
          </table:table-cell>
          <table:table-cell office:value-type="float" office:value="0.305705508952" calcext:value-type="float">
            <text:p>0.305705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orcentaje_v2_50</text:p>
          </table:table-cell>
          <table:table-cell/>
          <table:table-cell office:value-type="float" office:value="0.245382395382" calcext:value-type="float">
            <text:p>0.2453823954</text:p>
          </table:table-cell>
          <table:table-cell office:value-type="float" office:value="0.279523809524" calcext:value-type="float">
            <text:p>0.2795238095</text:p>
          </table:table-cell>
          <table:table-cell office:value-type="float" office:value="0.108333333333" calcext:value-type="float">
            <text:p>0.1083333333</text:p>
          </table:table-cell>
          <table:table-cell office:value-type="float" office:value="0.238337320574" calcext:value-type="float">
            <text:p>0.2383373206</text:p>
          </table:table-cell>
          <table:table-cell office:value-type="float" office:value="0.264422587217" calcext:value-type="float">
            <text:p>0.264422587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210678210678" calcext:value-type="float">
            <text:p>0.2106782107</text:p>
          </table:table-cell>
          <table:table-cell office:value-type="float" office:value="0.326904761905" calcext:value-type="float">
            <text:p>0.3269047619</text:p>
          </table:table-cell>
          <table:table-cell office:value-type="float" office:value="0.108333333333" calcext:value-type="float">
            <text:p>0.1083333333</text:p>
          </table:table-cell>
          <table:table-cell office:value-type="float" office:value="0.24206539075" calcext:value-type="float">
            <text:p>0.2420653908</text:p>
          </table:table-cell>
          <table:table-cell office:value-type="float" office:value="0.286059232026" calcext:value-type="float">
            <text:p>0.286059232</text:p>
          </table:table-cell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porcentaje_v2_75</text:p>
          </table:table-cell>
          <table:table-cell/>
          <table:table-cell office:value-type="float" office:value="0.176695526696" calcext:value-type="float">
            <text:p>0.1766955267</text:p>
          </table:table-cell>
          <table:table-cell office:value-type="float" office:value="0.25" calcext:value-type="float">
            <text:p>0.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268181818182" calcext:value-type="float">
            <text:p>0.2681818182</text:p>
          </table:table-cell>
          <table:table-cell office:value-type="float" office:value="0.331839895399" calcext:value-type="float">
            <text:p>0.3318398954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0.23253968254" calcext:value-type="float">
            <text:p>0.2325396825</text:p>
          </table:table-cell>
          <table:table-cell office:value-type="float" office:value="0.385238095238" calcext:value-type="float">
            <text:p>0.3852380952</text:p>
          </table:table-cell>
          <table:table-cell office:value-type="float" office:value="0.0583333333333" calcext:value-type="float">
            <text:p>0.0583333333</text:p>
          </table:table-cell>
          <table:table-cell office:value-type="float" office:value="0.164433811802" calcext:value-type="float">
            <text:p>0.1644338118</text:p>
          </table:table-cell>
          <table:table-cell office:value-type="float" office:value="0.336061749933" calcext:value-type="float">
            <text:p>0.3360617499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375" calcext:value-type="float">
            <text:p>0.375</text:p>
          </table:table-cell>
          <table:table-cell office:value-type="float" office:value="20" calcext:value-type="float">
            <text:p>20</text:p>
          </table:table-cell>
          <table:table-cell table:number-columns-repeated="36"/>
        </table:table-row>
        <table:table-row table:style-name="ro1"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5 repes</text:p>
          </table:table-cell>
          <table:table-cell table:number-columns-repeated="2"/>
          <table:table-cell office:value-type="string" calcext:value-type="string">
            <text:p>10 repes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Ejes Fijos</text:p>
          </table:table-cell>
          <table:table-cell office:value-type="string" calcext:value-type="string">
            <text:p>Nodos Fijos</text:p>
          </table:table-cell>
          <table:table-cell office:value-type="string" calcext:value-type="string">
            <text:p>Tableros</text:p>
          </table:table-cell>
          <table:table-cell office:value-type="string" calcext:value-type="string">
            <text:p>Ejes Fijos</text:p>
          </table:table-cell>
          <table:table-cell office:value-type="string" calcext:value-type="string">
            <text:p>Nodos Fijos</text:p>
          </table:table-cell>
          <table:table-cell office:value-type="string" calcext:value-type="string">
            <text:p>Tableros</text:p>
          </table:table-cell>
          <table:table-cell table:number-columns-repeated="2"/>
          <table:table-cell office:value-type="string" calcext:value-type="string">
            <text:p>Ejes Fijos</text:p>
          </table:table-cell>
          <table:table-cell office:value-type="string" calcext:value-type="string">
            <text:p>Nodos Fijos</text:p>
          </table:table-cell>
          <table:table-cell office:value-type="string" calcext:value-type="string">
            <text:p>Tableros</text:p>
          </table:table-cell>
          <table:table-cell office:value-type="string" calcext:value-type="string">
            <text:p>Ejes Fijos</text:p>
          </table:table-cell>
          <table:table-cell office:value-type="string" calcext:value-type="string">
            <text:p>Nodos Fijos</text:p>
          </table:table-cell>
          <table:table-cell office:value-type="string" calcext:value-type="string">
            <text:p>Tableros</text:p>
          </table:table-cell>
          <table:table-cell table:number-columns-repeated="40"/>
        </table:table-row>
        <table:table-row table:style-name="ro1">
          <table:table-cell/>
          <table:table-cell table:style-name="ce2" office:value-type="string" calcext:value-type="string">
            <text:p>Vecindad 2x1 3 mejores</text:p>
          </table:table-cell>
          <table:table-cell table:formula="of:=AVERAGE([.C27:.D27])" office:value-type="float" office:value="0.1444444444445" calcext:value-type="float">
            <text:p>0.1444444444</text:p>
          </table:table-cell>
          <table:table-cell table:formula="of:=AVERAGE([.E27:.G27])" office:value-type="float" office:value="0.0443696313431667" calcext:value-type="float">
            <text:p>0.0443696313</text:p>
          </table:table-cell>
          <table:table-cell table:formula="of:=AVERAGE([.H27:.J27])" office:value-type="float" office:value="0" calcext:value-type="float">
            <text:p>0</text:p>
          </table:table-cell>
          <table:table-cell table:formula="of:=AVERAGE([.L27:.M27])" office:value-type="float" office:value="0.182323232323" calcext:value-type="float">
            <text:p>0.1823232323</text:p>
          </table:table-cell>
          <table:table-cell table:formula="of:=AVERAGE([.N27:.P27])" office:value-type="float" office:value="0.0716093318230667" calcext:value-type="float">
            <text:p>0.0716093318</text:p>
          </table:table-cell>
          <table:table-cell table:formula="of:=AVERAGE([.Q27:.S27])" office:value-type="float" office:value="0.333333333333333" calcext:value-type="float">
            <text:p>0.333333333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Vecindad 2x1 3 mejores</text:p>
          </table:table-cell>
          <table:table-cell office:value-type="float" office:value="0.1444444444445" calcext:value-type="float">
            <text:p>0.1444444444</text:p>
          </table:table-cell>
          <table:table-cell office:value-type="float" office:value="0.0443696313431667" calcext:value-type="float">
            <text:p>0.0443696313</text:p>
          </table:table-cell>
          <table:table-cell office:value-type="float" office:value="0" calcext:value-type="float">
            <text:p>0</text:p>
          </table:table-cell>
          <table:table-cell office:value-type="float" office:value="0.182323232323" calcext:value-type="float">
            <text:p>0.1823232323</text:p>
          </table:table-cell>
          <table:table-cell office:value-type="float" office:value="0.0716093318230667" calcext:value-type="float">
            <text:p>0.0716093318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K48:.M48])" office:value-type="float" office:value="0.0629380252625556" calcext:value-type="float">
            <text:p>0.0629380253</text:p>
          </table:table-cell>
          <table:table-cell office:value-type="float" office:value="3" calcext:value-type="float">
            <text:p>3</text:p>
          </table:table-cell>
          <table:table-cell table:formula="of:=MIN([.S48:.S67])" office:value-type="float" office:value="0.0562075951987722" calcext:value-type="float">
            <text:p>0.0562075952</text:p>
          </table:table-cell>
          <table:table-cell table:formula="of:=AVERAGE([.N48:.P48])" office:value-type="float" office:value="0.1957552991598" calcext:value-type="float">
            <text:p>0.1957552992</text:p>
          </table:table-cell>
          <table:table-cell office:value-type="float" office:value="3" calcext:value-type="float">
            <text:p>3</text:p>
          </table:table-cell>
          <table:table-cell table:formula="of:=MIN([.V48:.V67])" office:value-type="float" office:value="0.0456294144452222" calcext:value-type="float">
            <text:p>0.0456294144</text:p>
          </table:table-cell>
          <table:table-cell table:number-columns-repeated="32"/>
        </table:table-row>
        <table:table-row table:style-name="ro1">
          <table:table-cell/>
          <table:table-cell table:style-name="ce2" office:value-type="string" calcext:value-type="string">
            <text:p>Vecindad 2x1 5 mejores</text:p>
          </table:table-cell>
          <table:table-cell table:formula="of:=AVERAGE([.C28:.D28])" office:value-type="float" office:value="0.0873015873016" calcext:value-type="float">
            <text:p>0.0873015873</text:p>
          </table:table-cell>
          <table:table-cell table:formula="of:=AVERAGE([.E28:.G28])" office:value-type="float" office:value="0.0878199237406667" calcext:value-type="float">
            <text:p>0.0878199237</text:p>
          </table:table-cell>
          <table:table-cell table:formula="of:=AVERAGE([.H28:.J28])" office:value-type="float" office:value="0.791666666666667" calcext:value-type="float">
            <text:p>0.7916666667</text:p>
          </table:table-cell>
          <table:table-cell table:formula="of:=AVERAGE([.L28:.M28])" office:value-type="float" office:value="0.12013708513735" calcext:value-type="float">
            <text:p>0.1201370851</text:p>
          </table:table-cell>
          <table:table-cell table:formula="of:=AVERAGE([.N28:.P28])" office:value-type="float" office:value="0.0936978154500333" calcext:value-type="float">
            <text:p>0.0936978155</text:p>
          </table:table-cell>
          <table:table-cell table:formula="of:=AVERAGE([.Q28:.S28])" office:value-type="float" office:value="0.416666666666667" calcext:value-type="float">
            <text:p>0.4166666667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Vecindad 2x1 5 mejores</text:p>
          </table:table-cell>
          <table:table-cell office:value-type="float" office:value="0.0873015873016" calcext:value-type="float">
            <text:p>0.0873015873</text:p>
          </table:table-cell>
          <table:table-cell office:value-type="float" office:value="0.0878199237406667" calcext:value-type="float">
            <text:p>0.0878199237</text:p>
          </table:table-cell>
          <table:table-cell office:value-type="float" office:value="0.791666666666667" calcext:value-type="float">
            <text:p>0.7916666667</text:p>
          </table:table-cell>
          <table:table-cell office:value-type="float" office:value="0.12013708513735" calcext:value-type="float">
            <text:p>0.1201370851</text:p>
          </table:table-cell>
          <table:table-cell office:value-type="float" office:value="0.0936978154500333" calcext:value-type="float">
            <text:p>0.0936978155</text:p>
          </table:table-cell>
          <table:table-cell office:value-type="float" office:value="0.416666666666667" calcext:value-type="float">
            <text:p>0.4166666667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K49:.M49])" office:value-type="float" office:value="0.322262725902978" calcext:value-type="float">
            <text:p>0.3222627259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N49:.P49])" office:value-type="float" office:value="0.210167189084683" calcext:value-type="float">
            <text:p>0.2101671891</text:p>
          </table:table-cell>
          <table:table-cell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Vecindad 2x1 7 mejores</text:p>
          </table:table-cell>
          <table:table-cell table:formula="of:=AVERAGE([.C29:.D29])" office:value-type="float" office:value="0.1272510822511" calcext:value-type="float">
            <text:p>0.1272510823</text:p>
          </table:table-cell>
          <table:table-cell table:formula="of:=AVERAGE([.E29:.G29])" office:value-type="float" office:value="0.0897730704967667" calcext:value-type="float">
            <text:p>0.0897730705</text:p>
          </table:table-cell>
          <table:table-cell table:formula="of:=AVERAGE([.H29:.J29])" office:value-type="float" office:value="0.808333333333333" calcext:value-type="float">
            <text:p>0.8083333333</text:p>
          </table:table-cell>
          <table:table-cell table:formula="of:=AVERAGE([.L29:.M29])" office:value-type="float" office:value="0.156673881674" calcext:value-type="float">
            <text:p>0.1566738817</text:p>
          </table:table-cell>
          <table:table-cell table:formula="of:=AVERAGE([.N29:.P29])" office:value-type="float" office:value="0.0903101930819" calcext:value-type="float">
            <text:p>0.0903101931</text:p>
          </table:table-cell>
          <table:table-cell table:formula="of:=AVERAGE([.Q29:.S29])" office:value-type="float" office:value="0.333333333333333" calcext:value-type="float">
            <text:p>0.333333333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ecindad 2x1 7 mejores</text:p>
          </table:table-cell>
          <table:table-cell office:value-type="float" office:value="0.1272510822511" calcext:value-type="float">
            <text:p>0.1272510823</text:p>
          </table:table-cell>
          <table:table-cell office:value-type="float" office:value="0.0897730704967667" calcext:value-type="float">
            <text:p>0.0897730705</text:p>
          </table:table-cell>
          <table:table-cell office:value-type="float" office:value="0.808333333333333" calcext:value-type="float">
            <text:p>0.8083333333</text:p>
          </table:table-cell>
          <table:table-cell office:value-type="float" office:value="0.156673881674" calcext:value-type="float">
            <text:p>0.1566738817</text:p>
          </table:table-cell>
          <table:table-cell office:value-type="float" office:value="0.0903101930819" calcext:value-type="float">
            <text:p>0.0903101931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K50:.M50])" office:value-type="float" office:value="0.341785828693733" calcext:value-type="float">
            <text:p>0.3417858287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N50:.P50])" office:value-type="float" office:value="0.193439136029744" calcext:value-type="float">
            <text:p>0.193439136</text:p>
          </table:table-cell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Vecindad 2x1 10 mejores</text:p>
          </table:table-cell>
          <table:table-cell table:formula="of:=AVERAGE([.C25:.D25])" office:value-type="float" office:value="0.0977272727271" calcext:value-type="float">
            <text:p>0.0977272727</text:p>
          </table:table-cell>
          <table:table-cell table:formula="of:=AVERAGE([.E25:.G25])" office:value-type="float" office:value="0.119062703364333" calcext:value-type="float">
            <text:p>0.1190627034</text:p>
          </table:table-cell>
          <table:table-cell table:formula="of:=AVERAGE([.H25:.J25])" office:value-type="float" office:value="0.75" calcext:value-type="float">
            <text:p>0.75</text:p>
          </table:table-cell>
          <table:table-cell table:formula="of:=AVERAGE([.L25:.M25])" office:value-type="float" office:value="0.11879509379535" calcext:value-type="float">
            <text:p>0.1187950938</text:p>
          </table:table-cell>
          <table:table-cell table:formula="of:=AVERAGE([.N25:.P25])" office:value-type="float" office:value="0.124087401998333" calcext:value-type="float">
            <text:p>0.124087402</text:p>
          </table:table-cell>
          <table:table-cell table:formula="of:=AVERAGE([.Q25:.S25])" office:value-type="float" office:value="0.616666666666667" calcext:value-type="float">
            <text:p>0.616666666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ecindad 2x1 10 mejores</text:p>
          </table:table-cell>
          <table:table-cell office:value-type="float" office:value="0.0977272727271" calcext:value-type="float">
            <text:p>0.0977272727</text:p>
          </table:table-cell>
          <table:table-cell office:value-type="float" office:value="0.119062703364333" calcext:value-type="float">
            <text:p>0.1190627034</text:p>
          </table:table-cell>
          <table:table-cell office:value-type="float" office:value="0.75" calcext:value-type="float">
            <text:p>0.75</text:p>
          </table:table-cell>
          <table:table-cell office:value-type="float" office:value="0.11879509379535" calcext:value-type="float">
            <text:p>0.1187950938</text:p>
          </table:table-cell>
          <table:table-cell office:value-type="float" office:value="0.124087401998333" calcext:value-type="float">
            <text:p>0.124087402</text:p>
          </table:table-cell>
          <table:table-cell office:value-type="float" office:value="0.616666666666667" calcext:value-type="float">
            <text:p>0.6166666667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K51:.M51])" office:value-type="float" office:value="0.322263325363811" calcext:value-type="float">
            <text:p>0.3222633254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N51:.P51])" office:value-type="float" office:value="0.286516387486783" calcext:value-type="float">
            <text:p>0.2865163875</text:p>
          </table:table-cell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Vecindad 2x1 12 mejores</text:p>
          </table:table-cell>
          <table:table-cell table:formula="of:=AVERAGE([.C26:.D26])" office:value-type="float" office:value="0.1186147186147" calcext:value-type="float">
            <text:p>0.1186147186</text:p>
          </table:table-cell>
          <table:table-cell table:formula="of:=AVERAGE([.E26:.G26])" office:value-type="float" office:value="0.104155905118667" calcext:value-type="float">
            <text:p>0.1041559051</text:p>
          </table:table-cell>
          <table:table-cell table:formula="of:=AVERAGE([.H26:.J26])" office:value-type="float" office:value="0.458333333333333" calcext:value-type="float">
            <text:p>0.4583333333</text:p>
          </table:table-cell>
          <table:table-cell table:formula="of:=AVERAGE([.L26:.M26])" office:value-type="float" office:value="0.09119769119785" calcext:value-type="float">
            <text:p>0.0911976912</text:p>
          </table:table-cell>
          <table:table-cell table:formula="of:=AVERAGE([.N26:.P26])" office:value-type="float" office:value="0.111369944626667" calcext:value-type="float">
            <text:p>0.1113699446</text:p>
          </table:table-cell>
          <table:table-cell table:formula="of:=AVERAGE([.Q26:.S26])" office:value-type="float" office:value="0.616666666666667" calcext:value-type="float">
            <text:p>0.6166666667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Vecindad 2x1 12 mejores</text:p>
          </table:table-cell>
          <table:table-cell office:value-type="float" office:value="0.1186147186147" calcext:value-type="float">
            <text:p>0.1186147186</text:p>
          </table:table-cell>
          <table:table-cell office:value-type="float" office:value="0.104155905118667" calcext:value-type="float">
            <text:p>0.1041559051</text:p>
          </table:table-cell>
          <table:table-cell office:value-type="float" office:value="0.458333333333333" calcext:value-type="float">
            <text:p>0.4583333333</text:p>
          </table:table-cell>
          <table:table-cell office:value-type="float" office:value="0.09119769119785" calcext:value-type="float">
            <text:p>0.0911976912</text:p>
          </table:table-cell>
          <table:table-cell office:value-type="float" office:value="0.111369944626667" calcext:value-type="float">
            <text:p>0.1113699446</text:p>
          </table:table-cell>
          <table:table-cell office:value-type="float" office:value="0.616666666666667" calcext:value-type="float">
            <text:p>0.6166666667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K52:.M52])" office:value-type="float" office:value="0.227034652355567" calcext:value-type="float">
            <text:p>0.2270346524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N52:.P52])" office:value-type="float" office:value="0.273078100830395" calcext:value-type="float">
            <text:p>0.2730781008</text:p>
          </table:table-cell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Vecindad 3x1 3 mejores</text:p>
          </table:table-cell>
          <table:table-cell table:formula="of:=AVERAGE([.C32:.D32])" office:value-type="float" office:value="0.278466810967" calcext:value-type="float">
            <text:p>0.278466811</text:p>
          </table:table-cell>
          <table:table-cell table:formula="of:=AVERAGE([.E32:.G32])" office:value-type="float" office:value="0.151036012956433" calcext:value-type="float">
            <text:p>0.151036013</text:p>
          </table:table-cell>
          <table:table-cell table:formula="of:=AVERAGE([.H32:.J32])" office:value-type="float" office:value="0.0833333333333333" calcext:value-type="float">
            <text:p>0.0833333333</text:p>
          </table:table-cell>
          <table:table-cell table:formula="of:=AVERAGE([.L32:.M32])" office:value-type="float" office:value="0.2596572871575" calcext:value-type="float">
            <text:p>0.2596572872</text:p>
          </table:table-cell>
          <table:table-cell table:formula="of:=AVERAGE([.N32:.P32])" office:value-type="float" office:value="0.177893008529333" calcext:value-type="float">
            <text:p>0.1778930085</text:p>
          </table:table-cell>
          <table:table-cell table:formula="of:=AVERAGE([.Q32:.S32])" office:value-type="float" office:value="0.55" calcext:value-type="float">
            <text:p>0.55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Vecindad 3x1 3 mejores</text:p>
          </table:table-cell>
          <table:table-cell office:value-type="float" office:value="0.278466810967" calcext:value-type="float">
            <text:p>0.278466811</text:p>
          </table:table-cell>
          <table:table-cell office:value-type="float" office:value="0.151036012956433" calcext:value-type="float">
            <text:p>0.151036013</text:p>
          </table:table-cell>
          <table:table-cell office:value-type="float" office:value="0.0833333333333333" calcext:value-type="float">
            <text:p>0.0833333333</text:p>
          </table:table-cell>
          <table:table-cell office:value-type="float" office:value="0.2596572871575" calcext:value-type="float">
            <text:p>0.2596572872</text:p>
          </table:table-cell>
          <table:table-cell office:value-type="float" office:value="0.177893008529333" calcext:value-type="float">
            <text:p>0.1778930085</text:p>
          </table:table-cell>
          <table:table-cell office:value-type="float" office:value="0.55" calcext:value-type="float">
            <text:p>0.55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K53:.M53])" office:value-type="float" office:value="0.170945385752255" calcext:value-type="float">
            <text:p>0.1709453858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N53:.P53])" office:value-type="float" office:value="0.329183431895611" calcext:value-type="float">
            <text:p>0.3291834319</text:p>
          </table:table-cell>
          <table:table-cell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Vecindad 3x1 5 mejores</text:p>
          </table:table-cell>
          <table:table-cell table:formula="of:=AVERAGE([.C33:.D33])" office:value-type="float" office:value="0.181388888889" calcext:value-type="float">
            <text:p>0.1813888889</text:p>
          </table:table-cell>
          <table:table-cell table:formula="of:=AVERAGE([.E33:.G33])" office:value-type="float" office:value="0.243994483808667" calcext:value-type="float">
            <text:p>0.2439944838</text:p>
          </table:table-cell>
          <table:table-cell table:formula="of:=AVERAGE([.H33:.J33])" office:value-type="float" office:value="0.541666666666667" calcext:value-type="float">
            <text:p>0.5416666667</text:p>
          </table:table-cell>
          <table:table-cell table:formula="of:=AVERAGE([.L33:.M33])" office:value-type="float" office:value="0.26376984127" calcext:value-type="float">
            <text:p>0.2637698413</text:p>
          </table:table-cell>
          <table:table-cell table:formula="of:=AVERAGE([.N33:.P33])" office:value-type="float" office:value="0.269823362783" calcext:value-type="float">
            <text:p>0.2698233628</text:p>
          </table:table-cell>
          <table:table-cell table:formula="of:=AVERAGE([.Q33:.S33])" office:value-type="float" office:value="0.633333333333333" calcext:value-type="float">
            <text:p>0.6333333333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Vecindad 3x1 5 mejores</text:p>
          </table:table-cell>
          <table:table-cell office:value-type="float" office:value="0.181388888889" calcext:value-type="float">
            <text:p>0.1813888889</text:p>
          </table:table-cell>
          <table:table-cell office:value-type="float" office:value="0.243994483808667" calcext:value-type="float">
            <text:p>0.2439944838</text:p>
          </table:table-cell>
          <table:table-cell office:value-type="float" office:value="0.541666666666667" calcext:value-type="float">
            <text:p>0.5416666667</text:p>
          </table:table-cell>
          <table:table-cell office:value-type="float" office:value="0.26376984127" calcext:value-type="float">
            <text:p>0.2637698413</text:p>
          </table:table-cell>
          <table:table-cell office:value-type="float" office:value="0.269823362783" calcext:value-type="float">
            <text:p>0.2698233628</text:p>
          </table:table-cell>
          <table:table-cell office:value-type="float" office:value="0.633333333333333" calcext:value-type="float">
            <text:p>0.6333333333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K54:.M54])" office:value-type="float" office:value="0.322350013121445" calcext:value-type="float">
            <text:p>0.3223500131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N54:.P54])" office:value-type="float" office:value="0.388975512462111" calcext:value-type="float">
            <text:p>0.3889755125</text:p>
          </table:table-cell>
          <table:table-cell office:value-type="float" office:value="9" calcext:value-type="float">
            <text:p>9</text:p>
          </table:table-cell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Vecindad 3x1 7 mejores</text:p>
          </table:table-cell>
          <table:table-cell table:formula="of:=AVERAGE([.C34:.D34])" office:value-type="float" office:value="0.2068867243865" calcext:value-type="float">
            <text:p>0.2068867244</text:p>
          </table:table-cell>
          <table:table-cell table:formula="of:=AVERAGE([.E34:.G34])" office:value-type="float" office:value="0.235262985294333" calcext:value-type="float">
            <text:p>0.2352629853</text:p>
          </table:table-cell>
          <table:table-cell table:formula="of:=AVERAGE([.H34:.J34])" office:value-type="float" office:value="0.808333333333333" calcext:value-type="float">
            <text:p>0.8083333333</text:p>
          </table:table-cell>
          <table:table-cell table:formula="of:=AVERAGE([.L34:.M34])" office:value-type="float" office:value="0.321323953824" calcext:value-type="float">
            <text:p>0.3213239538</text:p>
          </table:table-cell>
          <table:table-cell table:formula="of:=AVERAGE([.N34:.P34])" office:value-type="float" office:value="0.228679778662" calcext:value-type="float">
            <text:p>0.2286797787</text:p>
          </table:table-cell>
          <table:table-cell table:formula="of:=AVERAGE([.Q34:.S34])" office:value-type="float" office:value="0.55" calcext:value-type="float">
            <text:p>0.5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Vecindad 3x1 7 mejores</text:p>
          </table:table-cell>
          <table:table-cell office:value-type="float" office:value="0.2068867243865" calcext:value-type="float">
            <text:p>0.2068867244</text:p>
          </table:table-cell>
          <table:table-cell office:value-type="float" office:value="0.235262985294333" calcext:value-type="float">
            <text:p>0.2352629853</text:p>
          </table:table-cell>
          <table:table-cell office:value-type="float" office:value="0.808333333333333" calcext:value-type="float">
            <text:p>0.8083333333</text:p>
          </table:table-cell>
          <table:table-cell office:value-type="float" office:value="0.321323953824" calcext:value-type="float">
            <text:p>0.3213239538</text:p>
          </table:table-cell>
          <table:table-cell office:value-type="float" office:value="0.228679778662" calcext:value-type="float">
            <text:p>0.2286797787</text:p>
          </table:table-cell>
          <table:table-cell office:value-type="float" office:value="0.55" calcext:value-type="float">
            <text:p>0.5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AVERAGE([.K55:.M55])" office:value-type="float" office:value="0.416827681004722" calcext:value-type="float">
            <text:p>0.41682768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AVERAGE([.N55:.P55])" office:value-type="float" office:value="0.366667910828667" calcext:value-type="float">
            <text:p>0.3666679108</text:p>
          </table:table-cell>
          <table:table-cell office:value-type="float" office:value="10" calcext:value-type="float">
            <text:p>10</text:p>
          </table:table-cell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Vecindad 3x1 10 mejores</text:p>
          </table:table-cell>
          <table:table-cell table:formula="of:=AVERAGE([.C30:.D30])" office:value-type="float" office:value="0.2764466089465" calcext:value-type="float">
            <text:p>0.2764466089</text:p>
          </table:table-cell>
          <table:table-cell table:formula="of:=AVERAGE([.E30:.G30])" office:value-type="float" office:value="0.232618199883" calcext:value-type="float">
            <text:p>0.2326181999</text:p>
          </table:table-cell>
          <table:table-cell table:formula="of:=AVERAGE([.H30:.J30])" office:value-type="float" office:value="0.833333333333333" calcext:value-type="float">
            <text:p>0.8333333333</text:p>
          </table:table-cell>
          <table:table-cell table:formula="of:=AVERAGE([.L30:.M30])" office:value-type="float" office:value="0.284404761905" calcext:value-type="float">
            <text:p>0.2844047619</text:p>
          </table:table-cell>
          <table:table-cell table:formula="of:=AVERAGE([.N30:.P30])" office:value-type="float" office:value="0.273597958679333" calcext:value-type="float">
            <text:p>0.2735979587</text:p>
          </table:table-cell>
          <table:table-cell table:formula="of:=AVERAGE([.Q30:.S30])" office:value-type="float" office:value="0.483333333333333" calcext:value-type="float">
            <text:p>0.4833333333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Vecindad 3x1 10 mejores</text:p>
          </table:table-cell>
          <table:table-cell office:value-type="float" office:value="0.2764466089465" calcext:value-type="float">
            <text:p>0.2764466089</text:p>
          </table:table-cell>
          <table:table-cell office:value-type="float" office:value="0.232618199883" calcext:value-type="float">
            <text:p>0.2326181999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0.284404761905" calcext:value-type="float">
            <text:p>0.2844047619</text:p>
          </table:table-cell>
          <table:table-cell office:value-type="float" office:value="0.273597958679333" calcext:value-type="float">
            <text:p>0.2735979587</text:p>
          </table:table-cell>
          <table:table-cell office:value-type="float" office:value="0.483333333333333" calcext:value-type="float">
            <text:p>0.4833333333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K56:.M56])" office:value-type="float" office:value="0.447466047387611" calcext:value-type="float">
            <text:p>0.4474660474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N56:.P56])" office:value-type="float" office:value="0.347112017972555" calcext:value-type="float">
            <text:p>0.347112018</text:p>
          </table:table-cell>
          <table:table-cell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Vecindad 3x1 12 mejores</text:p>
          </table:table-cell>
          <table:table-cell table:formula="of:=AVERAGE([.C31:.D31])" office:value-type="float" office:value="0.2589682539685" calcext:value-type="float">
            <text:p>0.258968254</text:p>
          </table:table-cell>
          <table:table-cell table:formula="of:=AVERAGE([.E31:.G31])" office:value-type="float" office:value="0.252155937851667" calcext:value-type="float">
            <text:p>0.2521559379</text:p>
          </table:table-cell>
          <table:table-cell table:formula="of:=AVERAGE([.H31:.J31])" office:value-type="float" office:value="0.166666666666667" calcext:value-type="float">
            <text:p>0.1666666667</text:p>
          </table:table-cell>
          <table:table-cell table:formula="of:=AVERAGE([.L31:.M31])" office:value-type="float" office:value="0.224246031746" calcext:value-type="float">
            <text:p>0.2242460317</text:p>
          </table:table-cell>
          <table:table-cell table:formula="of:=AVERAGE([.N31:.P31])" office:value-type="float" office:value="0.269319627969667" calcext:value-type="float">
            <text:p>0.269319628</text:p>
          </table:table-cell>
          <table:table-cell table:formula="of:=AVERAGE([.Q31:.S31])" office:value-type="float" office:value="0.283333333333333" calcext:value-type="float">
            <text:p>0.2833333333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Vecindad 3x1 12 mejores</text:p>
          </table:table-cell>
          <table:table-cell office:value-type="float" office:value="0.2589682539685" calcext:value-type="float">
            <text:p>0.258968254</text:p>
          </table:table-cell>
          <table:table-cell office:value-type="float" office:value="0.252155937851667" calcext:value-type="float">
            <text:p>0.2521559379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224246031746" calcext:value-type="float">
            <text:p>0.2242460317</text:p>
          </table:table-cell>
          <table:table-cell office:value-type="float" office:value="0.269319627969667" calcext:value-type="float">
            <text:p>0.269319628</text:p>
          </table:table-cell>
          <table:table-cell office:value-type="float" office:value="0.283333333333333" calcext:value-type="float">
            <text:p>0.2833333333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K57:.M57])" office:value-type="float" office:value="0.225930286162278" calcext:value-type="float">
            <text:p>0.2259302862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N57:.P57])" office:value-type="float" office:value="0.258966331016333" calcext:value-type="float">
            <text:p>0.258966331</text:p>
          </table:table-cell>
          <table:table-cell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Vecindad 2x1 10%</text:p>
          </table:table-cell>
          <table:table-cell table:formula="of:=AVERAGE([.C36:.D36])" office:value-type="float" office:value="0.08646825396825" calcext:value-type="float">
            <text:p>0.086468254</text:p>
          </table:table-cell>
          <table:table-cell table:formula="of:=AVERAGE([.E36:.G36])" office:value-type="float" office:value="0.0821545316280667" calcext:value-type="float">
            <text:p>0.0821545316</text:p>
          </table:table-cell>
          <table:table-cell table:formula="of:=AVERAGE([.H36:.J36])" office:value-type="float" office:value="0" calcext:value-type="float">
            <text:p>0</text:p>
          </table:table-cell>
          <table:table-cell table:formula="of:=AVERAGE([.L36:.M36])" office:value-type="float" office:value="0.0830808080808" calcext:value-type="float">
            <text:p>0.0830808081</text:p>
          </table:table-cell>
          <table:table-cell table:formula="of:=AVERAGE([.N36:.P36])" office:value-type="float" office:value="0.0538074352548667" calcext:value-type="float">
            <text:p>0.0538074353</text:p>
          </table:table-cell>
          <table:table-cell table:formula="of:=AVERAGE([.Q36:.S36]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Vecindad 2x1 10%</text:p>
          </table:table-cell>
          <table:table-cell office:value-type="float" office:value="0.08646825396825" calcext:value-type="float">
            <text:p>0.086468254</text:p>
          </table:table-cell>
          <table:table-cell office:value-type="float" office:value="0.0821545316280667" calcext:value-type="float">
            <text:p>0.0821545316</text:p>
          </table:table-cell>
          <table:table-cell office:value-type="float" office:value="0" calcext:value-type="float">
            <text:p>0</text:p>
          </table:table-cell>
          <table:table-cell office:value-type="float" office:value="0.0830808080808" calcext:value-type="float">
            <text:p>0.0830808081</text:p>
          </table:table-cell>
          <table:table-cell office:value-type="float" office:value="0.0538074352548667" calcext:value-type="float">
            <text:p>0.053807435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AVERAGE([.K58:.M58])" office:value-type="float" office:value="0.0562075951987722" calcext:value-type="float">
            <text:p>0.056207595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AVERAGE([.N58:.P58])" office:value-type="float" office:value="0.0456294144452222" calcext:value-type="float">
            <text:p>0.0456294144</text:p>
          </table:table-cell>
          <table:table-cell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Vecindad 2x1 25%</text:p>
          </table:table-cell>
          <table:table-cell table:formula="of:=AVERAGE([.C37:.D37])" office:value-type="float" office:value="0.1322474747475" calcext:value-type="float">
            <text:p>0.1322474747</text:p>
          </table:table-cell>
          <table:table-cell table:formula="of:=AVERAGE([.E37:.G37])" office:value-type="float" office:value="0.0895125969303333" calcext:value-type="float">
            <text:p>0.0895125969</text:p>
          </table:table-cell>
          <table:table-cell table:formula="of:=AVERAGE([.H37:.J37])" office:value-type="float" office:value="0.458333333333333" calcext:value-type="float">
            <text:p>0.4583333333</text:p>
          </table:table-cell>
          <table:table-cell table:formula="of:=AVERAGE([.L37:.M37])" office:value-type="float" office:value="0.116161616162" calcext:value-type="float">
            <text:p>0.1161616162</text:p>
          </table:table-cell>
          <table:table-cell table:formula="of:=AVERAGE([.N37:.P37])" office:value-type="float" office:value="0.084146955126" calcext:value-type="float">
            <text:p>0.0841469551</text:p>
          </table:table-cell>
          <table:table-cell table:formula="of:=AVERAGE([.Q37:.S37]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Vecindad 2x1 25%</text:p>
          </table:table-cell>
          <table:table-cell office:value-type="float" office:value="0.1322474747475" calcext:value-type="float">
            <text:p>0.1322474747</text:p>
          </table:table-cell>
          <table:table-cell office:value-type="float" office:value="0.0895125969303333" calcext:value-type="float">
            <text:p>0.0895125969</text:p>
          </table:table-cell>
          <table:table-cell office:value-type="float" office:value="0.458333333333333" calcext:value-type="float">
            <text:p>0.4583333333</text:p>
          </table:table-cell>
          <table:table-cell office:value-type="float" office:value="0.116161616162" calcext:value-type="float">
            <text:p>0.1161616162</text:p>
          </table:table-cell>
          <table:table-cell office:value-type="float" office:value="0.084146955126" calcext:value-type="float">
            <text:p>0.084146955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AVERAGE([.K59:.M59])" office:value-type="float" office:value="0.226697801670389" calcext:value-type="float">
            <text:p>0.226697801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AVERAGE([.N59:.P59])" office:value-type="float" office:value="0.0667695237626667" calcext:value-type="float">
            <text:p>0.0667695238</text:p>
          </table:table-cell>
          <table:table-cell office:value-type="float" office:value="13" calcext:value-type="float">
            <text:p>13</text:p>
          </table:table-cell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Vecindad 2x1 50%</text:p>
          </table:table-cell>
          <table:table-cell table:formula="of:=AVERAGE([.C38:.D38])" office:value-type="float" office:value="0.1164862914865" calcext:value-type="float">
            <text:p>0.1164862915</text:p>
          </table:table-cell>
          <table:table-cell table:formula="of:=AVERAGE([.E38:.G38])" office:value-type="float" office:value="0.0996809898048667" calcext:value-type="float">
            <text:p>0.0996809898</text:p>
          </table:table-cell>
          <table:table-cell table:formula="of:=AVERAGE([.H38:.J38])" office:value-type="float" office:value="0.741666666666667" calcext:value-type="float">
            <text:p>0.7416666667</text:p>
          </table:table-cell>
          <table:table-cell table:formula="of:=AVERAGE([.L38:.M38])" office:value-type="float" office:value="0.2189898989895" calcext:value-type="float">
            <text:p>0.218989899</text:p>
          </table:table-cell>
          <table:table-cell table:formula="of:=AVERAGE([.N38:.P38])" office:value-type="float" office:value="0.126851385807667" calcext:value-type="float">
            <text:p>0.1268513858</text:p>
          </table:table-cell>
          <table:table-cell table:formula="of:=AVERAGE([.Q38:.S38])" office:value-type="float" office:value="0.325" calcext:value-type="float">
            <text:p>0.325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Vecindad 2x1 50%</text:p>
          </table:table-cell>
          <table:table-cell office:value-type="float" office:value="0.1164862914865" calcext:value-type="float">
            <text:p>0.1164862915</text:p>
          </table:table-cell>
          <table:table-cell office:value-type="float" office:value="0.0996809898048667" calcext:value-type="float">
            <text:p>0.0996809898</text:p>
          </table:table-cell>
          <table:table-cell office:value-type="float" office:value="0.741666666666667" calcext:value-type="float">
            <text:p>0.7416666667</text:p>
          </table:table-cell>
          <table:table-cell office:value-type="float" office:value="0.2189898989895" calcext:value-type="float">
            <text:p>0.218989899</text:p>
          </table:table-cell>
          <table:table-cell office:value-type="float" office:value="0.126851385807667" calcext:value-type="float">
            <text:p>0.1268513858</text:p>
          </table:table-cell>
          <table:table-cell office:value-type="float" office:value="0.325" calcext:value-type="float">
            <text:p>0.32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AVERAGE([.K60:.M60])" office:value-type="float" office:value="0.319277982652678" calcext:value-type="float">
            <text:p>0.3192779827</text:p>
          </table:table-cell>
          <table:table-cell office:value-type="float" office:value="14" calcext:value-type="float">
            <text:p>14</text:p>
          </table:table-cell>
          <table:table-cell/>
          <table:table-cell table:formula="of:=AVERAGE([.N60:.P60])" office:value-type="float" office:value="0.223613761599056" calcext:value-type="float">
            <text:p>0.2236137616</text:p>
          </table:table-cell>
          <table:table-cell office:value-type="float" office:value="14" calcext:value-type="float">
            <text:p>14</text:p>
          </table:table-cell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Vecindad 2x1 75%</text:p>
          </table:table-cell>
          <table:table-cell table:formula="of:=AVERAGE([.C39:.D39])" office:value-type="float" office:value="0.1488816738815" calcext:value-type="float">
            <text:p>0.1488816739</text:p>
          </table:table-cell>
          <table:table-cell table:formula="of:=AVERAGE([.E39:.G39])" office:value-type="float" office:value="0.1212623738205" calcext:value-type="float">
            <text:p>0.1212623738</text:p>
          </table:table-cell>
          <table:table-cell table:formula="of:=AVERAGE([.H39:.J39])" office:value-type="float" office:value="1.075" calcext:value-type="float">
            <text:p>1.075</text:p>
          </table:table-cell>
          <table:table-cell table:formula="of:=AVERAGE([.L39:.M39])" office:value-type="float" office:value="0.245407647908" calcext:value-type="float">
            <text:p>0.2454076479</text:p>
          </table:table-cell>
          <table:table-cell table:formula="of:=AVERAGE([.N39:.P39])" office:value-type="float" office:value="0.126309840973167" calcext:value-type="float">
            <text:p>0.126309841</text:p>
          </table:table-cell>
          <table:table-cell table:formula="of:=AVERAGE([.Q39:.S39])" office:value-type="float" office:value="0.333333333333333" calcext:value-type="float">
            <text:p>0.3333333333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Vecindad 2x1 75%</text:p>
          </table:table-cell>
          <table:table-cell office:value-type="float" office:value="0.1488816738815" calcext:value-type="float">
            <text:p>0.1488816739</text:p>
          </table:table-cell>
          <table:table-cell office:value-type="float" office:value="0.1212623738205" calcext:value-type="float">
            <text:p>0.1212623738</text:p>
          </table:table-cell>
          <table:table-cell office:value-type="float" office:value="1.075" calcext:value-type="float">
            <text:p>1.075</text:p>
          </table:table-cell>
          <table:table-cell office:value-type="float" office:value="0.245407647908" calcext:value-type="float">
            <text:p>0.2454076479</text:p>
          </table:table-cell>
          <table:table-cell office:value-type="float" office:value="0.126309840973167" calcext:value-type="float">
            <text:p>0.126309841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AVERAGE([.K61:.M61])" office:value-type="float" office:value="0.448381349234" calcext:value-type="float">
            <text:p>0.448381349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AVERAGE([.N61:.P61])" office:value-type="float" office:value="0.235016940738167" calcext:value-type="float">
            <text:p>0.2350169407</text:p>
          </table:table-cell>
          <table:table-cell office:value-type="float" office:value="15" calcext:value-type="float">
            <text:p>15</text:p>
          </table:table-cell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Vecindad 2x1 100%</text:p>
          </table:table-cell>
          <table:table-cell table:formula="of:=AVERAGE([.C35:.D35])" office:value-type="float" office:value="0.0852272727274" calcext:value-type="float">
            <text:p>0.0852272727</text:p>
          </table:table-cell>
          <table:table-cell table:formula="of:=AVERAGE([.E35:.G35])" office:value-type="float" office:value="0.0990432946683333" calcext:value-type="float">
            <text:p>0.0990432947</text:p>
          </table:table-cell>
          <table:table-cell table:formula="of:=AVERAGE([.H35:.J35])" office:value-type="float" office:value="1.03333333333333" calcext:value-type="float">
            <text:p>1.0333333333</text:p>
          </table:table-cell>
          <table:table-cell table:formula="of:=AVERAGE([.L35:.M35])" office:value-type="float" office:value="0.2024242424245" calcext:value-type="float">
            <text:p>0.2024242424</text:p>
          </table:table-cell>
          <table:table-cell table:formula="of:=AVERAGE([.N35:.P35])" office:value-type="float" office:value="0.132940537776" calcext:value-type="float">
            <text:p>0.1329405378</text:p>
          </table:table-cell>
          <table:table-cell table:formula="of:=AVERAGE([.Q35:.S35])" office:value-type="float" office:value="0.833333333333333" calcext:value-type="float">
            <text:p>0.8333333333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Vecindad 2x1 100%</text:p>
          </table:table-cell>
          <table:table-cell office:value-type="float" office:value="0.0852272727274" calcext:value-type="float">
            <text:p>0.0852272727</text:p>
          </table:table-cell>
          <table:table-cell office:value-type="float" office:value="0.0990432946683333" calcext:value-type="float">
            <text:p>0.0990432947</text:p>
          </table:table-cell>
          <table:table-cell office:value-type="float" office:value="1.03333333333333" calcext:value-type="float">
            <text:p>1.0333333333</text:p>
          </table:table-cell>
          <table:table-cell office:value-type="float" office:value="0.2024242424245" calcext:value-type="float">
            <text:p>0.2024242424</text:p>
          </table:table-cell>
          <table:table-cell office:value-type="float" office:value="0.132940537776" calcext:value-type="float">
            <text:p>0.1329405378</text:p>
          </table:table-cell>
          <table:table-cell office:value-type="float" office:value="0.833333333333333" calcext:value-type="float">
            <text:p>0.833333333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AVERAGE([.K62:.M62])" office:value-type="float" office:value="0.405867966909688" calcext:value-type="float">
            <text:p>0.405867966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AVERAGE([.N62:.P62])" office:value-type="float" office:value="0.389566037844611" calcext:value-type="float">
            <text:p>0.3895660378</text:p>
          </table:table-cell>
          <table:table-cell office:value-type="float" office:value="11" calcext:value-type="float">
            <text:p>11</text:p>
          </table:table-cell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Vecindad 3x1 10%</text:p>
          </table:table-cell>
          <table:table-cell table:formula="of:=AVERAGE([.C41:.D41])" office:value-type="float" office:value="0.200183982684" calcext:value-type="float">
            <text:p>0.2001839827</text:p>
          </table:table-cell>
          <table:table-cell table:formula="of:=AVERAGE([.E41:.G41])" office:value-type="float" office:value="0.183716391301" calcext:value-type="float">
            <text:p>0.1837163913</text:p>
          </table:table-cell>
          <table:table-cell table:formula="of:=AVERAGE([.H41:.J41])" office:value-type="float" office:value="0" calcext:value-type="float">
            <text:p>0</text:p>
          </table:table-cell>
          <table:table-cell table:formula="of:=AVERAGE([.L41:.M41])" office:value-type="float" office:value="0.185313852814" calcext:value-type="float">
            <text:p>0.1853138528</text:p>
          </table:table-cell>
          <table:table-cell table:formula="of:=AVERAGE([.N41:.P41])" office:value-type="float" office:value="0.1630435122869" calcext:value-type="float">
            <text:p>0.1630435123</text:p>
          </table:table-cell>
          <table:table-cell table:formula="of:=AVERAGE([.Q41:.S41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Vecindad 3x1 10%</text:p>
          </table:table-cell>
          <table:table-cell office:value-type="float" office:value="0.200183982684" calcext:value-type="float">
            <text:p>0.2001839827</text:p>
          </table:table-cell>
          <table:table-cell office:value-type="float" office:value="0.183716391301" calcext:value-type="float">
            <text:p>0.1837163913</text:p>
          </table:table-cell>
          <table:table-cell office:value-type="float" office:value="0" calcext:value-type="float">
            <text:p>0</text:p>
          </table:table-cell>
          <table:table-cell office:value-type="float" office:value="0.185313852814" calcext:value-type="float">
            <text:p>0.1853138528</text:p>
          </table:table-cell>
          <table:table-cell office:value-type="float" office:value="0.1630435122869" calcext:value-type="float">
            <text:p>0.163043512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AVERAGE([.K63:.M63])" office:value-type="float" office:value="0.127966791328333" calcext:value-type="float">
            <text:p>0.1279667913</text:p>
          </table:table-cell>
          <table:table-cell office:value-type="float" office:value="17" calcext:value-type="float">
            <text:p>17</text:p>
          </table:table-cell>
          <table:table-cell/>
          <table:table-cell table:formula="of:=AVERAGE([.N63:.P63])" office:value-type="float" office:value="0.1161191217003" calcext:value-type="float">
            <text:p>0.1161191217</text:p>
          </table:table-cell>
          <table:table-cell office:value-type="float" office:value="17" calcext:value-type="float">
            <text:p>17</text:p>
          </table:table-cell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Vecindad 3x1 25%</text:p>
          </table:table-cell>
          <table:table-cell table:formula="of:=AVERAGE([.C42:.D42])" office:value-type="float" office:value="0.1706132756135" calcext:value-type="float">
            <text:p>0.1706132756</text:p>
          </table:table-cell>
          <table:table-cell table:formula="of:=AVERAGE([.E42:.G42])" office:value-type="float" office:value="0.146024813500567" calcext:value-type="float">
            <text:p>0.1460248135</text:p>
          </table:table-cell>
          <table:table-cell table:formula="of:=AVERAGE([.H42:.J42])" office:value-type="float" office:value="0.166666666666667" calcext:value-type="float">
            <text:p>0.1666666667</text:p>
          </table:table-cell>
          <table:table-cell table:formula="of:=AVERAGE([.L42:.M42])" office:value-type="float" office:value="0.2839177489175" calcext:value-type="float">
            <text:p>0.2839177489</text:p>
          </table:table-cell>
          <table:table-cell table:formula="of:=AVERAGE([.N42:.P42])" office:value-type="float" office:value="0.220542187194333" calcext:value-type="float">
            <text:p>0.2205421872</text:p>
          </table:table-cell>
          <table:table-cell table:formula="of:=AVERAGE([.Q42:.S42])" office:value-type="float" office:value="0.166666666666667" calcext:value-type="float">
            <text:p>0.1666666667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Vecindad 3x1 25%</text:p>
          </table:table-cell>
          <table:table-cell office:value-type="float" office:value="0.1706132756135" calcext:value-type="float">
            <text:p>0.1706132756</text:p>
          </table:table-cell>
          <table:table-cell office:value-type="float" office:value="0.146024813500567" calcext:value-type="float">
            <text:p>0.1460248135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0.2839177489175" calcext:value-type="float">
            <text:p>0.2839177489</text:p>
          </table:table-cell>
          <table:table-cell office:value-type="float" office:value="0.220542187194333" calcext:value-type="float">
            <text:p>0.2205421872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18" calcext:value-type="float">
            <text:p>18</text:p>
          </table:table-cell>
          <table:table-cell/>
          <table:table-cell table:formula="of:=AVERAGE([.K64:.M64])" office:value-type="float" office:value="0.161101585260245" calcext:value-type="float">
            <text:p>0.161101585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AVERAGE([.N64:.P64])" office:value-type="float" office:value="0.223708867592833" calcext:value-type="float">
            <text:p>0.2237088676</text:p>
          </table:table-cell>
          <table:table-cell office:value-type="float" office:value="18" calcext:value-type="float">
            <text:p>18</text:p>
          </table:table-cell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Vecindad 3x1 50%</text:p>
          </table:table-cell>
          <table:table-cell table:formula="of:=AVERAGE([.C43:.D43])" office:value-type="float" office:value="0.262453102453" calcext:value-type="float">
            <text:p>0.2624531025</text:p>
          </table:table-cell>
          <table:table-cell table:formula="of:=AVERAGE([.E43:.G43])" office:value-type="float" office:value="0.203697747041333" calcext:value-type="float">
            <text:p>0.203697747</text:p>
          </table:table-cell>
          <table:table-cell table:formula="of:=AVERAGE([.H43:.J43])" office:value-type="float" office:value="0.483333333333333" calcext:value-type="float">
            <text:p>0.4833333333</text:p>
          </table:table-cell>
          <table:table-cell table:formula="of:=AVERAGE([.L43:.M43])" office:value-type="float" office:value="0.2687914862915" calcext:value-type="float">
            <text:p>0.2687914863</text:p>
          </table:table-cell>
          <table:table-cell table:formula="of:=AVERAGE([.N43:.P43])" office:value-type="float" office:value="0.212152652036333" calcext:value-type="float">
            <text:p>0.212152652</text:p>
          </table:table-cell>
          <table:table-cell table:formula="of:=AVERAGE([.Q43:.S43])" office:value-type="float" office:value="0.45" calcext:value-type="float">
            <text:p>0.45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Vecindad 3x1 50%</text:p>
          </table:table-cell>
          <table:table-cell office:value-type="float" office:value="0.262453102453" calcext:value-type="float">
            <text:p>0.2624531025</text:p>
          </table:table-cell>
          <table:table-cell office:value-type="float" office:value="0.203697747041333" calcext:value-type="float">
            <text:p>0.203697747</text:p>
          </table:table-cell>
          <table:table-cell office:value-type="float" office:value="0.483333333333333" calcext:value-type="float">
            <text:p>0.4833333333</text:p>
          </table:table-cell>
          <table:table-cell office:value-type="float" office:value="0.2687914862915" calcext:value-type="float">
            <text:p>0.2687914863</text:p>
          </table:table-cell>
          <table:table-cell office:value-type="float" office:value="0.212152652036333" calcext:value-type="float">
            <text:p>0.212152652</text:p>
          </table:table-cell>
          <table:table-cell office:value-type="float" office:value="0.45" calcext:value-type="float">
            <text:p>0.4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AVERAGE([.K65:.M65])" office:value-type="float" office:value="0.316494727609222" calcext:value-type="float">
            <text:p>0.3164947276</text:p>
          </table:table-cell>
          <table:table-cell office:value-type="float" office:value="19" calcext:value-type="float">
            <text:p>19</text:p>
          </table:table-cell>
          <table:table-cell/>
          <table:table-cell table:formula="of:=AVERAGE([.N65:.P65])" office:value-type="float" office:value="0.310314712775944" calcext:value-type="float">
            <text:p>0.3103147128</text:p>
          </table:table-cell>
          <table:table-cell office:value-type="float" office:value="19" calcext:value-type="float">
            <text:p>19</text:p>
          </table:table-cell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Vecindad 3x1 75%</text:p>
          </table:table-cell>
          <table:table-cell table:formula="of:=AVERAGE([.C44:.D44])" office:value-type="float" office:value="0.213347763348" calcext:value-type="float">
            <text:p>0.2133477633</text:p>
          </table:table-cell>
          <table:table-cell table:formula="of:=AVERAGE([.E44:.G44])" office:value-type="float" office:value="0.241673904527" calcext:value-type="float">
            <text:p>0.2416739045</text:p>
          </table:table-cell>
          <table:table-cell table:formula="of:=AVERAGE([.H44:.J44])" office:value-type="float" office:value="0.941666666666667" calcext:value-type="float">
            <text:p>0.9416666667</text:p>
          </table:table-cell>
          <table:table-cell table:formula="of:=AVERAGE([.L44:.M44])" office:value-type="float" office:value="0.308888888889" calcext:value-type="float">
            <text:p>0.3088888889</text:p>
          </table:table-cell>
          <table:table-cell table:formula="of:=AVERAGE([.N44:.P44])" office:value-type="float" office:value="0.1862762983561" calcext:value-type="float">
            <text:p>0.1862762984</text:p>
          </table:table-cell>
          <table:table-cell table:formula="of:=AVERAGE([.Q44:.S44])" office:value-type="float" office:value="0.591666666666667" calcext:value-type="float">
            <text:p>0.5916666667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Vecindad 3x1 75%</text:p>
          </table:table-cell>
          <table:table-cell office:value-type="float" office:value="0.213347763348" calcext:value-type="float">
            <text:p>0.2133477633</text:p>
          </table:table-cell>
          <table:table-cell office:value-type="float" office:value="0.241673904527" calcext:value-type="float">
            <text:p>0.2416739045</text:p>
          </table:table-cell>
          <table:table-cell office:value-type="float" office:value="0.941666666666667" calcext:value-type="float">
            <text:p>0.9416666667</text:p>
          </table:table-cell>
          <table:table-cell office:value-type="float" office:value="0.308888888889" calcext:value-type="float">
            <text:p>0.3088888889</text:p>
          </table:table-cell>
          <table:table-cell office:value-type="float" office:value="0.1862762983561" calcext:value-type="float">
            <text:p>0.1862762984</text:p>
          </table:table-cell>
          <table:table-cell office:value-type="float" office:value="0.591666666666667" calcext:value-type="float">
            <text:p>0.591666666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K66:.M66])" office:value-type="float" office:value="0.465562778180556" calcext:value-type="float">
            <text:p>0.465562778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AVERAGE([.N66:.P66])" office:value-type="float" office:value="0.362277284637256" calcext:value-type="float">
            <text:p>0.3622772846</text:p>
          </table:table-cell>
          <table:table-cell office:value-type="float" office:value="20" calcext:value-type="float">
            <text:p>20</text:p>
          </table:table-cell>
          <table:table-cell table:number-columns-repeated="33"/>
        </table:table-row>
        <table:table-row table:style-name="ro1">
          <table:table-cell/>
          <table:table-cell table:style-name="ce2" office:value-type="string" calcext:value-type="string">
            <text:p>Vecindad 3x1 100%</text:p>
          </table:table-cell>
          <table:table-cell table:formula="of:=AVERAGE([.C40:.D40])" office:value-type="float" office:value="0.2849206349205" calcext:value-type="float">
            <text:p>0.2849206349</text:p>
          </table:table-cell>
          <table:table-cell table:formula="of:=AVERAGE([.E40:.G40])" office:value-type="float" office:value="0.294572701887" calcext:value-type="float">
            <text:p>0.2945727019</text:p>
          </table:table-cell>
          <table:table-cell table:formula="of:=AVERAGE([.H40:.J40])" office:value-type="float" office:value="0.483333333333333" calcext:value-type="float">
            <text:p>0.4833333333</text:p>
          </table:table-cell>
          <table:table-cell table:formula="of:=AVERAGE([.L40:.M40])" office:value-type="float" office:value="0.30768037518" calcext:value-type="float">
            <text:p>0.3076803752</text:p>
          </table:table-cell>
          <table:table-cell table:formula="of:=AVERAGE([.N40:.P40])" office:value-type="float" office:value="0.270314194083333" calcext:value-type="float">
            <text:p>0.2703141941</text:p>
          </table:table-cell>
          <table:table-cell table:formula="of:=AVERAGE([.Q40:.S40])" office:value-type="float" office:value="0.966666666666667" calcext:value-type="float">
            <text:p>0.9666666667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Vecindad 3x1 100%</text:p>
          </table:table-cell>
          <table:table-cell office:value-type="float" office:value="0.2849206349205" calcext:value-type="float">
            <text:p>0.2849206349</text:p>
          </table:table-cell>
          <table:table-cell office:value-type="float" office:value="0.294572701887" calcext:value-type="float">
            <text:p>0.2945727019</text:p>
          </table:table-cell>
          <table:table-cell office:value-type="float" office:value="0.483333333333333" calcext:value-type="float">
            <text:p>0.4833333333</text:p>
          </table:table-cell>
          <table:table-cell office:value-type="float" office:value="0.30768037518" calcext:value-type="float">
            <text:p>0.3076803752</text:p>
          </table:table-cell>
          <table:table-cell office:value-type="float" office:value="0.270314194083333" calcext:value-type="float">
            <text:p>0.2703141941</text:p>
          </table:table-cell>
          <table:table-cell office:value-type="float" office:value="0.966666666666667" calcext:value-type="float">
            <text:p>0.966666666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AVERAGE([.K67:.M67])" office:value-type="float" office:value="0.354275556713611" calcext:value-type="float">
            <text:p>0.354275556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AVERAGE([.N67:.P67])" office:value-type="float" office:value="0.514887078643333" calcext:value-type="float">
            <text:p>0.5148870786</text:p>
          </table:table-cell>
          <table:table-cell office:value-type="float" office:value="16" calcext:value-type="float">
            <text:p>16</text:p>
          </table:table-cell>
          <table:table-cell table:number-columns-repeated="33"/>
        </table:table-row>
      </table:table>
      <table:named-expressions/>
      <table:database-ranges>
        <table:database-range table:name="__Anonymous_Sheet_DB__0" table:target-range-address="Sheet1.A25:Sheet1.S41">
          <table:sort>
            <table:sort-by table:field-number="1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01:38:43.122428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01:36:11.669185468</meta:creation-date>
    <dc:date>2015-06-23T01:56:32.989056607</dc:date>
    <meta:editing-duration>PT52M46S</meta:editing-duration>
    <meta:editing-cycles>9</meta:editing-cycles>
    <meta:generator>LibreOffice/4.2.8.2$Linux_X86_64 LibreOffice_project/420m0$Build-2</meta:generator>
    <meta:document-statistic meta:table-count="1" meta:cell-count="794" meta:object-count="0"/>
    <meta:user-defined meta:name="qrichtext">1</meta:user-defined>
  </office:meta>
</office:document-meta>
</file>